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44D0000044D8E8F709A.eps"/>
  <manifest:file-entry manifest:media-type="" manifest:full-path="Pictures/200000020000044D0000044DA3452964.eps"/>
  <manifest:file-entry manifest:media-type="" manifest:full-path="Pictures/200000020000044D0000044D937C7216.eps"/>
  <manifest:file-entry manifest:media-type="" manifest:full-path="Pictures/200000020000044D0000044D1B1DCC4E.eps"/>
  <manifest:file-entry manifest:media-type="" manifest:full-path="Pictures/200000020000044D0000044DCE574BE3.eps"/>
  <manifest:file-entry manifest:media-type="" manifest:full-path="Pictures/200000020000044D0000044D314B0D36.eps"/>
  <manifest:file-entry manifest:media-type="" manifest:full-path="Pictures/200000020000044D0000044D4E49EB01.eps"/>
  <manifest:file-entry manifest:media-type="" manifest:full-path="Pictures/200000020000044D0000044DA6D6CAC9.eps"/>
  <manifest:file-entry manifest:media-type="" manifest:full-path="Pictures/200000020000044D0000044DCD0D87D7.eps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101-10A</text:p>
      <text:p text:style-name="Standard"><draw:frame draw:style-name="fr1" draw:name="graphics1" text:anchor-type="paragraph" svg:width="21.5cm" svg:height="21.5cm" draw:z-index="0"><draw:image xlink:href="Pictures/200000020000044D0000044DA3452964.eps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c101-10B</text:p>
      <text:p text:style-name="Standard"><draw:frame draw:style-name="fr1" draw:name="graphics2" text:anchor-type="paragraph" svg:width="21.5cm" svg:height="21.5cm" draw:z-index="1"><draw:image xlink:href="Pictures/200000020000044D0000044D314B0D36.eps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c101-10C</text:p>
      <text:p text:style-name="Standard"><draw:frame draw:style-name="fr2" draw:name="graphics3" text:anchor-type="paragraph" svg:width="21.5cm" svg:height="21.5cm" draw:z-index="2"><draw:image xlink:href="Pictures/200000020000044D0000044DCD0D87D7.eps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r101-10A</text:p>
      <text:p text:style-name="Standard"><draw:frame draw:style-name="fr2" draw:name="graphics4" text:anchor-type="paragraph" svg:width="21.5cm" svg:height="21.5cm" draw:z-index="3"><draw:image xlink:href="Pictures/200000020000044D0000044DA6D6CAC9.eps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r101-10B</text:p>
      <text:p text:style-name="Standard"><draw:frame draw:style-name="fr2" draw:name="graphics5" text:anchor-type="paragraph" svg:width="21.5cm" svg:height="21.5cm" draw:z-index="4"><draw:image xlink:href="Pictures/200000020000044D0000044D4E49EB01.eps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r101-10C</text:p>
      <text:p text:style-name="Standard"><draw:frame draw:style-name="fr2" draw:name="graphics6" text:anchor-type="paragraph" svg:width="21.5cm" svg:height="21.5cm" draw:z-index="5"><draw:image xlink:href="Pictures/200000020000044D0000044DCE574BE3.eps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rc101-10A</text:p>
      <text:p text:style-name="Standard"><draw:frame draw:style-name="fr2" draw:name="graphics7" text:anchor-type="paragraph" svg:width="21.5cm" svg:height="21.5cm" draw:z-index="6"><draw:image xlink:href="Pictures/200000020000044D0000044D8E8F709A.eps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rc101-10B</text:p>
      <text:p text:style-name="Standard"><draw:frame draw:style-name="fr2" draw:name="graphics8" text:anchor-type="paragraph" svg:width="21.5cm" svg:height="21.5cm" draw:z-index="7"><draw:image xlink:href="Pictures/200000020000044D0000044D1B1DCC4E.eps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rc101-10C</text:p>
      <text:p text:style-name="Standard"><draw:frame draw:style-name="fr2" draw:name="graphics9" text:anchor-type="paragraph" svg:width="21.5cm" svg:height="21.5cm" draw:z-index="8"><draw:image xlink:href="Pictures/200000020000044D0000044D937C7216.eps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ernando </meta:initial-creator>
    <meta:creation-date>2010-05-27T18:41:07</meta:creation-date>
    <meta:document-statistic meta:table-count="0" meta:image-count="9" meta:object-count="0" meta:page-count="9" meta:paragraph-count="9" meta:word-count="9" meta:character-count="75"/>
    <dc:date>2010-05-27T18:47:44</dc:date>
    <dc:creator>Fernando </dc:creator>
    <meta:editing-duration>PT00H06M37S</meta:editing-duration>
    <meta:editing-cycles>1</meta:editing-cycles>
    <meta:generator>BrOffice.org/3.1$Linux OpenOffice.org_project/310m19$Build-9420</meta:generator>
  </office:meta>
</office:document-meta>
</file>